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6cm" fo:min-width="1.75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75cm" fo:min-width="3.489cm"/>
      <style:paragraph-properties style:writing-mode="lr-tb"/>
    </style:style>
    <style:style style:name="gr3" style:family="graphic" style:parent-style-name="objectwithoutfill">
      <style:graphic-properties svg:stroke-color="#bf0041" draw:marker-end="Arrowheads_20_2" draw:marker-end-width="0.3cm" draw:fill="none" draw:textarea-vertical-align="middle"/>
      <style:paragraph-properties style:writing-mode="lr-tb"/>
    </style:style>
    <style:style style:name="gr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6cm" fo:min-width="1.756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595cm" fo:min-width="1.344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106cm" svg:stroke-color="#00a933" draw:marker-start-width="0.359cm" draw:marker-end="Arrowheads_20_108" draw:marker-end-width="0.459cm" draw:fill="none" fo:padding-top="0.178cm" fo:padding-bottom="0.178cm" fo:padding-left="0.303cm" fo:padding-right="0.303cm"/>
    </style:style>
    <style:style style:name="gr7" style:family="graphic" style:parent-style-name="objectwithoutfill">
      <style:graphic-properties draw:marker-end="Arrowheads_20_109" draw:marker-end-width="0.3cm" draw:fill="none"/>
    </style:style>
    <style:style style:name="gr8" style:family="graphic" style:parent-style-name="objectwithoutfill">
      <style:graphic-properties svg:stroke-width="0.106cm" svg:stroke-color="#00a933" draw:marker-start-width="0.359cm" draw:marker-end="Arrowheads_20_112" draw:marker-end-width="0.459cm" draw:fill="none" fo:padding-top="0.178cm" fo:padding-bottom="0.178cm" fo:padding-left="0.303cm" fo:padding-right="0.303cm"/>
    </style:style>
    <style:style style:name="gr9" style:family="graphic" style:parent-style-name="objectwithoutfill">
      <style:graphic-properties draw:marker-end="Arrowheads_20_113" draw:marker-end-width="0.3cm" draw:fill="none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1.595cm" fo:min-width="1.344cm"/>
      <style:paragraph-properties style:writing-mode="lr-tb"/>
    </style:style>
    <style:style style:name="gr11" style:family="graphic" style:parent-style-name="objectwithoutfill">
      <style:graphic-properties svg:stroke-color="#bf0041" draw:marker-end="Arrowheads_20_114" draw:marker-end-width="0.3cm" draw:fill="none"/>
    </style:style>
    <style:style style:name="gr12" style:family="graphic" style:parent-style-name="objectwithoutfill">
      <style:graphic-properties draw:marker-end="Arrowheads_20_162" draw:marker-end-width="0.3cm" draw:fill="none"/>
    </style:style>
    <style:style style:name="gr13" style:family="graphic" style:parent-style-name="objectwithoutfill">
      <style:graphic-properties svg:stroke-width="0.106cm" svg:stroke-color="#00a933" draw:marker-start-width="0.359cm" draw:marker-end="Arrowheads_20_1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6cm" fo:min-width="1.756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075cm" fo:min-width="3.488cm"/>
      <style:paragraph-properties style:writing-mode="lr-tb"/>
    </style:style>
    <style:style style:name="gr16" style:family="graphic" style:parent-style-name="objectwithoutfill">
      <style:graphic-properties svg:stroke-color="#bf0041" draw:marker-end="Arrowheads_20_67" draw:marker-end-width="0.3cm" draw:fill="none"/>
    </style:style>
    <style:style style:name="gr17" style:family="graphic" style:parent-style-name="objectwithoutfill">
      <style:graphic-properties svg:stroke-width="0.106cm" draw:marker-start-width="0.359cm" draw:marker-end="Arrowheads_20_109" draw:marker-end-width="0.459cm" draw:fill="non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draw:marker-start-width="0.359cm" draw:marker-end="Arrowheads_20_110" draw:marker-end-width="0.459cm" draw:fill="none" fo:padding-top="0.178cm" fo:padding-bottom="0.178cm" fo:padding-left="0.303cm" fo:padding-right="0.303cm"/>
    </style:style>
    <style:style style:name="gr19" style:family="graphic" style:parent-style-name="objectwithoutfill">
      <style:graphic-properties draw:marker-end="Arrowheads_20_163" draw:marker-end-width="0.3cm" draw:fill="none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1.169cm" fo:min-width="1.096cm"/>
      <style:paragraph-properties style:writing-mode="lr-tb"/>
    </style:style>
    <style:style style:name="gr21" style:family="graphic" style:parent-style-name="objectwithoutfill">
      <style:graphic-properties svg:stroke-color="#bf0041" draw:marker-end="Arrowheads_20_129" draw:marker-end-width="0.3cm" draw:fill="none"/>
    </style:style>
    <style:style style:name="gr22" style:family="graphic" style:parent-style-name="objectwithoutfill">
      <style:graphic-properties svg:stroke-color="#bf0041" draw:marker-end="Arrowheads_20_136" draw:marker-end-width="0.3cm" draw:fill="none"/>
    </style:style>
    <style:style style:name="gr23" style:family="graphic" style:parent-style-name="objectwithoutfill">
      <style:graphic-properties svg:stroke-width="0.106cm" svg:stroke-color="#00a933" draw:marker-start-width="0.358cm" draw:marker-end="Arrowheads_20_4" draw:marker-end-width="0.4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6cm" fo:min-width="1.756cm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3cm" draw:marker-end-width="0.253cm" draw:fill-color="#ffffa6" draw:textarea-horizontal-align="justify" draw:textarea-vertical-align="middle" draw:auto-grow-height="false" fo:min-height="1.595cm" fo:min-width="1.344cm" fo:padding-top="0.143cm" fo:padding-bottom="0.143cm" fo:padding-left="0.268cm" fo:padding-right="0.268cm"/>
      <style:paragraph-properties style:writing-mode="lr-tb"/>
    </style:style>
    <style:style style:name="gr26" style:family="graphic" style:parent-style-name="standard">
      <style:graphic-properties svg:stroke-color="#000000" draw:fill-color="#ffffd7" draw:textarea-horizontal-align="justify" draw:textarea-vertical-align="middle" draw:auto-grow-height="false" fo:min-height="1.075cm" fo:min-width="3.488cm"/>
      <style:paragraph-properties style:writing-mode="lr-tb"/>
    </style:style>
    <style:style style:name="gr27" style:family="graphic" style:parent-style-name="objectwithoutfill">
      <style:graphic-properties svg:stroke-width="0.106cm" svg:stroke-color="#00a933" draw:marker-start-width="0.359cm" draw:marker-end="Arrowheads_20_67" draw:marker-end-width="0.459cm" draw:fill="none" fo:padding-top="0.178cm" fo:padding-bottom="0.178cm" fo:padding-left="0.303cm" fo:padding-right="0.303cm"/>
      <style:paragraph-properties style:writing-mode="lr-tb"/>
    </style:style>
    <style:style style:name="gr28" style:family="graphic" style:parent-style-name="objectwithoutfill">
      <style:graphic-properties svg:stroke-color="#bf0041" draw:marker-end="Arrowheads_20_86" draw:marker-end-width="0.3cm" draw:fill="none"/>
    </style:style>
    <style:style style:name="gr29" style:family="graphic" style:parent-style-name="objectwithoutfill">
      <style:graphic-properties svg:stroke-color="#bf0041" draw:marker-end="Arrowheads_20_116" draw:marker-end-width="0.3cm" draw:fill="none"/>
    </style:style>
    <style:style style:name="gr30" style:family="graphic" style:parent-style-name="objectwithoutfill">
      <style:graphic-properties svg:stroke-width="0.106cm" svg:stroke-color="#00a933" draw:marker-start-width="0.358cm" draw:marker-end="Arrowheads_20_131" draw:marker-end-width="0.458cm" draw:fill="none" fo:padding-top="0.177cm" fo:padding-bottom="0.177cm" fo:padding-left="0.302cm" fo:padding-right="0.302cm"/>
      <style:paragraph-properties style:writing-mode="lr-tb"/>
    </style:style>
    <style:style style:name="gr31" style:family="graphic" style:parent-style-name="objectwithoutfill">
      <style:graphic-properties svg:stroke-color="#bf0041" draw:marker-end="Arrowheads_20_138" draw:marker-end-width="0.3cm" draw:fill="none"/>
    </style:style>
    <style:style style:name="gr32" style:family="graphic" style:parent-style-name="objectwithoutfill">
      <style:graphic-properties svg:stroke-width="0.106cm" svg:stroke-color="#00a933" draw:marker-start-width="0.359cm" draw:marker-end="Arrowheads_20_139" draw:marker-end-width="0.459cm" draw:fill="none" fo:padding-top="0.178cm" fo:padding-bottom="0.178cm" fo:padding-left="0.303cm" fo:padding-right="0.303cm"/>
      <style:paragraph-properties style:writing-mode="lr-tb"/>
    </style:style>
    <style:style style:name="gr33" style:family="graphic" style:parent-style-name="objectwithoutfill">
      <style:graphic-properties svg:stroke-color="#bf0041" draw:marker-end="Arrowheads_20_140" draw:marker-end-width="0.3cm" draw:fill="none"/>
    </style:style>
    <style:style style:name="gr34" style:family="graphic" style:parent-style-name="objectwithoutfill">
      <style:graphic-properties svg:stroke-width="0.106cm" svg:stroke-color="#00a933" draw:marker-start-width="0.359cm" draw:marker-end="Arrowheads_20_143" draw:marker-end-width="0.459cm" draw:fill="none" fo:padding-top="0.178cm" fo:padding-bottom="0.178cm" fo:padding-left="0.303cm" fo:padding-right="0.303cm"/>
      <style:paragraph-properties style:writing-mode="lr-tb"/>
    </style:style>
    <style:style style:name="gr35" style:family="graphic" style:parent-style-name="objectwithoutfill">
      <style:graphic-properties svg:stroke-width="0.106cm" svg:stroke-color="#00a933" draw:marker-start-width="0.359cm" draw:marker-end="Arrowheads_20_144" draw:marker-end-width="0.459cm" draw:fill="none" fo:padding-top="0.178cm" fo:padding-bottom="0.178cm" fo:padding-left="0.303cm" fo:padding-right="0.303cm"/>
      <style:paragraph-properties style:writing-mode="lr-tb"/>
    </style:style>
    <style:style style:name="gr36" style:family="graphic" style:parent-style-name="objectwithoutfill">
      <style:graphic-properties svg:stroke-width="0.106cm" svg:stroke-color="#00a933" draw:marker-start-width="0.359cm" draw:marker-end="Arrowheads_20_145" draw:marker-end-width="0.459cm" draw:fill="none" fo:padding-top="0.178cm" fo:padding-bottom="0.178cm" fo:padding-left="0.303cm" fo:padding-right="0.303cm"/>
    </style:style>
    <style:style style:name="gr37" style:family="graphic" style:parent-style-name="objectwithoutfill">
      <style:graphic-properties draw:stroke="solid" draw:stroke-dash="Dash" svg:stroke-width="0.106cm" svg:stroke-color="#2a6099" draw:marker-start-width="0.359cm" draw:marker-end="Arrowheads_20_146" draw:marker-end-width="0.459cm" draw:fill="none" fo:padding-top="0.178cm" fo:padding-bottom="0.178cm" fo:padding-left="0.303cm" fo:padding-right="0.303cm"/>
    </style:style>
    <style:style style:name="gr38" style:family="graphic" style:parent-style-name="objectwithoutfill">
      <style:graphic-properties svg:stroke-width="0.106cm" svg:stroke-color="#00a933" draw:marker-start-width="0.359cm" draw:marker-end="Arrowheads_20_147" draw:marker-end-width="0.459cm" draw:fill="none" fo:padding-top="0.178cm" fo:padding-bottom="0.178cm" fo:padding-left="0.303cm" fo:padding-right="0.303cm"/>
      <style:paragraph-properties style:writing-mode="lr-tb"/>
    </style:style>
    <style:style style:name="gr3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6cm" fo:min-width="1.756cm"/>
      <style:paragraph-properties style:writing-mode="lr-tb"/>
    </style:style>
    <style:style style:name="gr40" style:family="graphic" style:parent-style-name="objectwithoutfill">
      <style:graphic-properties svg:stroke-color="#bf0041" draw:marker-end="Arrowheads_20_148" draw:marker-end-width="0.3cm" draw:fill="none"/>
    </style:style>
    <style:style style:name="gr41" style:family="graphic" style:parent-style-name="objectwithoutfill">
      <style:graphic-properties svg:stroke-color="#bf0041" draw:marker-end="Arrowheads_20_149" draw:marker-end-width="0.3cm" draw:fill="none"/>
    </style:style>
    <style:style style:name="gr42" style:family="graphic" style:parent-style-name="objectwithoutfill">
      <style:graphic-properties svg:stroke-width="0.018cm" svg:stroke-color="#00a933" draw:marker-start-width="0.227cm" draw:marker-end="Arrowheads_20_150" draw:marker-end-width="0.327cm" draw:fill="none" fo:padding-top="0.134cm" fo:padding-bottom="0.134cm" fo:padding-left="0.259cm" fo:padding-right="0.259cm"/>
    </style:style>
    <style:style style:name="gr43" style:family="graphic" style:parent-style-name="objectwithoutfill">
      <style:graphic-properties svg:stroke-color="#bf0041" draw:marker-end="Arrowheads_20_151" draw:marker-end-width="0.3cm" draw:fill="none"/>
    </style:style>
    <style:style style:name="gr44" style:family="graphic" style:parent-style-name="objectwithoutfill">
      <style:graphic-properties draw:marker-end="Arrowheads_20_152" draw:marker-end-width="0.3cm" draw:fill="none"/>
    </style:style>
    <style:style style:name="gr45" style:family="graphic" style:parent-style-name="objectwithoutfill">
      <style:graphic-properties draw:stroke="solid" draw:stroke-dash="Dash" svg:stroke-width="0.106cm" svg:stroke-color="#2a6099" draw:marker-start-width="0.359cm" draw:marker-end="Arrowheads_20_154" draw:marker-end-width="0.459cm" draw:fill="none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106cm" svg:stroke-color="#000000" draw:marker-start-width="0.359cm" draw:marker-end="Arrowheads_20_157" draw:marker-end-width="0.459cm" draw:fill="none" fo:padding-top="0.178cm" fo:padding-bottom="0.178cm" fo:padding-left="0.303cm" fo:padding-right="0.303cm"/>
    </style:style>
    <style:style style:name="gr47" style:family="graphic" style:parent-style-name="objectwithoutfill">
      <style:graphic-properties svg:stroke-width="0.106cm" svg:stroke-color="#000000" draw:marker-start-width="0.359cm" draw:marker-end="Arrowheads_20_158" draw:marker-end-width="0.459cm" draw:fill="none" fo:padding-top="0.178cm" fo:padding-bottom="0.178cm" fo:padding-left="0.303cm" fo:padding-right="0.303cm"/>
    </style:style>
    <style:style style:name="gr48" style:family="graphic" style:parent-style-name="objectwithoutfill">
      <style:graphic-properties draw:marker-end="Arrowheads_20_159" draw:marker-end-width="0.3cm" draw:fill="none"/>
    </style:style>
    <style:style style:name="gr49" style:family="graphic" style:parent-style-name="objectwithoutfill">
      <style:graphic-properties draw:marker-end="Arrowheads_20_160" draw:marker-end-width="0.3cm" draw:fill="none"/>
    </style:style>
    <style:style style:name="gr50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P1" style:family="paragraph">
      <style:paragraph-properties fo:text-align="center"/>
      <style:text-properties fo:font-size="15pt"/>
    </style:style>
    <style:style style:name="P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5pt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-color="#ffffd7"/>
      <style:paragraph-properties fo:text-align="center"/>
      <style:text-properties fo:font-size="18pt"/>
    </style:style>
    <style:style style:name="P8" style:family="paragraph">
      <loext:graphic-properties draw:fill="none"/>
    </style:style>
    <style:style style:name="P9" style:family="paragraph">
      <loext:graphic-properties draw:fill-color="#eeeeee"/>
      <style:paragraph-properties fo:text-align="center"/>
      <style:text-properties fo:font-size="18pt" style:font-size-asian="11pt" style:font-size-complex="11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5pt" fo:hyphenate="false" loext:hyphenation-no-caps="false"/>
    </style:style>
    <style:style style:name="P12" style:family="paragraph">
      <style:paragraph-properties fo:text-align="center"/>
      <style:text-properties fo:font-size="9pt"/>
    </style:style>
    <style:style style:name="P13" style:family="paragraph">
      <loext:graphic-properties draw:fill-color="#eeeeee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-color="#ffffa6"/>
      <style:paragraph-properties fo:text-align="center"/>
      <style:text-properties fo:font-size="18pt"/>
    </style:style>
    <style:style style:name="P15" style:family="paragraph">
      <loext:graphic-properties draw:fill-color="#ffffd7"/>
      <style:paragraph-properties fo:text-align="center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9pt" style:language-asian="zh" style:country-asian="CN" style:font-style-asian="normal" style:font-weight-asian="normal" style:font-name-complex="Noto Sans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12cm" svg:height="2.82cm" svg:x="2.361cm" svg:y="2.263cm">
          <text:p text:style-name="P1"><text:span text:style-name="T1">DVD</text:span></text:p>
          <text:p text:style-name="P1"><text:span text:style-name="T1">funcion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3" draw:id="id3" draw:layer="layout" svg:width="3.989cm" svg:height="1.325cm" svg:x="9.332cm" svg:y="6.771cm">
          <text:p text:style-name="P1"><text:span text:style-name="T1">F</text:span><text:span text:style-name="T1">H</text:span><text:span text:style-name="T1">D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4.617cm" svg:y1="5.083cm" svg:x2="4.617cm" svg:y2="6.023cm" draw:start-shape="id1" draw:start-glue-point="6" draw:end-shape="id2" draw:end-glue-point="4" svg:d="M4617 5083v940" svg:viewBox="0 0 1 941">
          <text:p/>
        </draw:connector>
        <draw:custom-shape draw:style-name="gr4" draw:text-style-name="P5" xml:id="id2" draw:id="id2" draw:layer="layout" svg:width="4.512cm" svg:height="2.82cm" svg:x="2.361cm" svg:y="6.023cm">
          <text:p text:style-name="P4"><text:span text:style-name="T1">F</text:span><text:span text:style-name="T1">a</text:span><text:span text:style-name="T1">t </text:span><text:span text:style-name="T1">c</text:span><text:span text:style-name="T1">o</text:span><text:span text:style-name="T1">m</text:span><text:span text:style-name="T1"> </text:span><text:span text:style-name="T1">H</text:span><text:span text:style-name="T1">D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7" xml:id="id4" draw:id="id4" draw:layer="layout" svg:width="2.608cm" svg:height="2.607cm" svg:x="14.53cm" svg:y="2.37cm">
          <text:p text:style-name="P6">U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measurelines" svg:x1="6.873cm" svg:y1="7.433cm" svg:x2="9.332cm" svg:y2="7.433cm" draw:start-shape="id2" draw:start-glue-point="7" draw:end-shape="id3" draw:end-glue-point="3" svg:d="M6873 7433h2459" svg:viewBox="0 0 2460 1">
          <text:p/>
        </draw:connector>
        <draw:connector draw:style-name="gr7" draw:text-style-name="P8" draw:layer="measurelines" svg:x1="13.321cm" svg:y1="7.433cm" svg:x2="15.834cm" svg:y2="4.977cm" draw:start-shape="id3" draw:start-glue-point="1" draw:end-shape="id4" draw:end-glue-point="8" svg:d="M13321 7433h2513v-2456" svg:viewBox="0 0 2514 2457">
          <text:p/>
        </draw:connector>
        <draw:custom-shape draw:style-name="gr2" draw:text-style-name="P2" xml:id="id5" draw:id="id5" draw:layer="measurelines" svg:width="3.989cm" svg:height="1.325cm" svg:x="9.332cm" svg:y="3.008cm">
          <text:p text:style-name="P1"><text:span text:style-name="T1">FDV</text:span><text:span text:style-name="T1">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measurelines" svg:x1="6.873cm" svg:y1="3.673cm" svg:x2="9.332cm" svg:y2="3.67cm" draw:start-shape="id1" draw:start-glue-point="7" draw:end-shape="id5" draw:end-glue-point="3" svg:d="M6873 3673h1230v-3h1229" svg:viewBox="0 0 2460 4">
          <text:p/>
        </draw:connector>
        <draw:connector draw:style-name="gr9" draw:text-style-name="P8" draw:layer="measurelines" svg:x1="13.321cm" svg:y1="3.67cm" svg:x2="14.53cm" svg:y2="3.674cm" draw:start-shape="id5" draw:start-glue-point="1" draw:end-shape="id4" draw:end-glue-point="6" svg:d="M13321 3670h596v4h613" svg:viewBox="0 0 1210 5">
          <text:p/>
        </draw:connector>
        <draw:custom-shape draw:style-name="gr10" draw:text-style-name="P9" xml:id="id6" draw:id="id6" draw:layer="measurelines" svg:width="2.608cm" svg:height="2.607cm" svg:x="3.313cm" svg:y="10.27cm">
          <text:p text:style-name="P6"><text:span text:style-name="T2">Consiga um</text:span></text:p>
          <text:p text:style-name="P6"><text:span text:style-name="T2">MC já pro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measurelines" svg:x1="4.617cm" svg:y1="8.843cm" svg:x2="4.617cm" svg:y2="10.27cm" draw:start-shape="id2" draw:start-glue-point="6" draw:end-shape="id6" draw:end-glue-point="4" svg:d="M4617 8843v1427" svg:viewBox="0 0 1 1428">
          <text:p/>
        </draw:connector>
        <draw:connector draw:style-name="gr12" draw:text-style-name="P8" draw:layer="measurelines" draw:type="line" svg:x1="1.293cm" svg:y1="3.689cm" svg:x2="2.361cm" svg:y2="3.673cm" draw:end-shape="id1" draw:end-glue-point="5" svg:d="M1293 3689l1068-16" svg:viewBox="0 0 1069 17">
          <text:p/>
        </draw:connector>
      </draw:page>
      <draw:page draw:name="page2" draw:style-name="dp1" draw:master-page-name="Default">
        <draw:custom-shape draw:style-name="gr1" draw:text-style-name="P2" xml:id="id7" draw:id="id7" draw:layer="layout" svg:width="4.512cm" svg:height="2.82cm" svg:x="2.354cm" svg:y="2.263cm">
          <text:p text:style-name="P1"><text:span text:style-name="T1">P</text:span><text:span text:style-name="T1">S</text:span><text:span text:style-name="T1">2 </text:span><text:span text:style-name="T1">te</text:span><text:span text:style-name="T1">m</text:span></text:p>
          <text:p text:style-name="P1"><text:span text:style-name="T1"><text:s/></text:span><text:span text:style-name="T1">M</text:span><text:span text:style-name="T1">at</text:span><text:span text:style-name="T1">ri</text:span><text:span text:style-name="T1">x</text:span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1" draw:id="id11" draw:layer="layout" svg:width="3.989cm" svg:height="1.325cm" svg:x="11.332cm" svg:y="5.346cm">
          <text:p text:style-name="P1"><text:span text:style-name="T1">F</text:span><text:span text:style-name="T1">M</text:span><text:span text:style-name="T1">C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3" draw:layer="layout" svg:x1="6.866cm" svg:y1="3.673cm" svg:x2="15.63cm" svg:y2="3.674cm" draw:start-shape="id7" draw:start-glue-point="7" draw:end-shape="id8" draw:end-glue-point="6" svg:d="M6866 3673h4374v1h4390" svg:viewBox="0 0 8765 2">
          <text:p text:style-name="P10"/>
          <text:p text:style-name="P10"/>
        </draw:connector>
        <draw:connector draw:style-name="gr3" draw:text-style-name="P3" draw:layer="layout" svg:x1="4.61cm" svg:y1="5.083cm" svg:x2="5.754cm" svg:y2="6.008cm" draw:start-shape="id7" draw:start-glue-point="6" draw:end-shape="id9" draw:end-glue-point="5" svg:d="M4610 5083v925h1144" svg:viewBox="0 0 1145 926">
          <text:p/>
        </draw:connector>
        <draw:custom-shape draw:style-name="gr14" draw:text-style-name="P5" xml:id="id9" draw:id="id9" draw:layer="layout" svg:width="4.512cm" svg:height="2.82cm" svg:x="5.754cm" svg:y="4.598cm">
          <text:p text:style-name="P4"><text:span text:style-name="T1">PS2 aceita</text:span></text:p>
          <text:p text:style-name="P4"><text:span text:style-name="T1">FMCB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7" xml:id="id8" draw:id="id8" draw:layer="layout" svg:width="2.608cm" svg:height="2.607cm" svg:x="15.63cm" svg:y="2.37cm">
          <text:p text:style-name="P6">O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0" draw:id="id10" draw:layer="measurelines" svg:width="3.988cm" svg:height="1.325cm" svg:x="11.332cm" svg:y="7.999cm">
          <text:p text:style-name="P1"><text:span text:style-name="T1">Funtu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measurelines" svg:x1="8.01cm" svg:y1="7.418cm" svg:x2="11.332cm" svg:y2="8.661cm" draw:start-shape="id9" draw:start-glue-point="6" draw:end-shape="id10" draw:end-glue-point="3" svg:d="M8010 7418v1243h3322" svg:viewBox="0 0 3323 1244">
          <text:p/>
        </draw:connector>
        <draw:connector draw:style-name="gr6" draw:text-style-name="P8" draw:layer="measurelines" svg:x1="10.266cm" svg:y1="6.008cm" svg:x2="11.332cm" svg:y2="6.008cm" draw:start-shape="id9" draw:start-glue-point="7" draw:end-shape="id11" draw:end-glue-point="3" svg:d="M10266 6008h1066" svg:viewBox="0 0 1067 1">
          <text:p/>
        </draw:connector>
        <draw:connector draw:style-name="gr17" draw:text-style-name="P8" xml:id="id12" draw:id="id12" draw:layer="measurelines" svg:x1="15.321cm" svg:y1="6.008cm" svg:x2="16.934cm" svg:y2="4.977cm" draw:start-shape="id11" draw:start-glue-point="1" draw:end-shape="id8" draw:end-glue-point="8" svg:d="M15321 6008h1613v-1031" svg:viewBox="0 0 1614 1032">
          <text:p/>
        </draw:connector>
        <draw:connector draw:style-name="gr18" draw:text-style-name="P8" draw:layer="measurelines" svg:x1="15.32cm" svg:y1="8.661cm" svg:x2="16.934cm" svg:y2="6.008cm" draw:start-shape="id10" draw:start-glue-point="1" draw:end-shape="id12" draw:end-glue-point="0" svg:d="M15320 8661h1614v-2653" svg:viewBox="0 0 1615 2654">
          <text:p/>
        </draw:connector>
        <draw:connector draw:style-name="gr19" draw:text-style-name="P8" draw:layer="measurelines" draw:type="line" svg:x1="1.235cm" svg:y1="3.689cm" svg:x2="2.354cm" svg:y2="3.673cm" draw:end-shape="id7" draw:end-glue-point="5" svg:d="M1235 3689l1119-16" svg:viewBox="0 0 1120 17">
          <text:p/>
        </draw:connector>
      </draw:page>
      <draw:page draw:name="page3" draw:style-name="dp1" draw:master-page-name="Default">
        <draw:custom-shape draw:style-name="gr1" draw:text-style-name="P2" xml:id="id28" draw:id="id28" draw:layer="layout" svg:width="4.512cm" svg:height="2.82cm" svg:x="2.418cm" svg:y="13.587cm">
          <text:p text:style-name="P11"><text:span text:style-name="T1">Você tem</text:span></text:p>
          <text:p text:style-name="P11"><text:span text:style-name="T1">um amigo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26" draw:id="id26" draw:layer="layout" svg:width="4.512cm" svg:height="2.82cm" svg:x="2.418cm" svg:y="9.83cm">
          <text:p text:style-name="P1"><text:span text:style-name="T1">P</text:span><text:span text:style-name="T1">S</text:span><text:span text:style-name="T1">2 </text:span><text:span text:style-name="T1">é </text:span><text:span text:style-name="T1">F</text:span><text:span text:style-name="T1">at</text:span><text:span text:style-name="T1">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5" draw:text-style-name="P2" xml:id="id27" draw:id="id27" draw:layer="measurelines" svg:width="3.988cm" svg:height="1.325cm" svg:x="21.155cm" svg:y="8.578cm">
          <text:p text:style-name="P1"><text:span text:style-name="T1">FreeHDB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measurelines" svg:width="4.512cm" svg:height="2.82cm" svg:x="9.146cm" svg:y="7.83cm">
          <text:p text:style-name="P1"><text:span text:style-name="T1">Tem </text:span></text:p>
          <text:p text:style-name="P1"><text:span text:style-name="T1">adaptador</text:span></text:p>
          <text:p text:style-name="P1"><text:span text:style-name="T1">de HD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0" draw:text-style-name="P13" xml:id="id30" draw:id="id30" draw:layer="measurelines" svg:width="2.256cm" svg:height="2.005cm" svg:x="3.546cm" svg:y="18.002cm">
          <text:p text:style-name="P12"><text:span text:style-name="T3">Compre MC </text:span></text:p>
          <text:p text:style-name="P12"><text:span text:style-name="T3">com Funtu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xml:id="id15" draw:id="id15" draw:layer="measurelines" svg:width="2.256cm" svg:height="2.005cm" svg:x="10.274cm" svg:y="12.689cm">
          <text:p text:style-name="P12"><text:span text:style-name="T3">Compre MC </text:span></text:p>
          <text:p text:style-name="P12"><text:span text:style-name="T3">com FM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measurelines" svg:width="4.512cm" svg:height="2.82cm" svg:x="13.906cm" svg:y="10.335cm">
          <text:p text:style-name="P11"><text:span text:style-name="T1">Você tem</text:span></text:p>
          <text:p text:style-name="P11"><text:span text:style-name="T1">um </text:span><text:span text:style-name="T1">amigo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1" draw:text-style-name="P8" draw:layer="measurelines" svg:x1="11.402cm" svg:y1="10.65cm" svg:x2="13.906cm" svg:y2="11.745cm" draw:start-shape="id13" draw:start-glue-point="6" draw:end-shape="id14" draw:end-glue-point="5" svg:d="M11402 10650v1095h2504" svg:viewBox="0 0 2505 1096">
          <text:p/>
        </draw:connector>
        <draw:connector draw:style-name="gr22" draw:text-style-name="P8" draw:layer="measurelines" svg:x1="16.162cm" svg:y1="13.155cm" svg:x2="12.53cm" svg:y2="13.692cm" draw:start-shape="id14" draw:start-glue-point="6" draw:end-shape="id15" draw:end-glue-point="10" svg:d="M16162 13155v537h-3632" svg:viewBox="0 0 3633 538">
          <text:p/>
        </draw:connector>
        <draw:custom-shape draw:style-name="gr1" draw:text-style-name="P2" xml:id="id16" draw:id="id16" draw:layer="layout" svg:width="4.512cm" svg:height="2.82cm" svg:x="2.418cm" svg:y="0.963cm">
          <text:p text:style-name="P1"><text:span text:style-name="T1">PS2 tem</text:span></text:p>
          <text:p text:style-name="P1"><text:span text:style-name="T1">Matrix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7" draw:id="id17" draw:layer="layout" svg:width="4.512cm" svg:height="2.82cm" svg:x="9.146cm" svg:y="0.963cm">
          <text:p text:style-name="P1"><text:span text:style-name="T1">V</text:span><text:span text:style-name="T1">o</text:span><text:span text:style-name="T1">c</text:span><text:span text:style-name="T1">ê </text:span><text:span text:style-name="T1">te</text:span><text:span text:style-name="T1">m</text:span></text:p>
          <text:p text:style-name="P1"><text:span text:style-name="T1">u</text:span><text:span text:style-name="T1">m </text:span><text:span text:style-name="T1">a</text:span><text:span text:style-name="T1">m</text:span><text:span text:style-name="T1">ig</text:span><text:span text:style-name="T1">o</text:span><text:span text:style-name="T1">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18" draw:id="id18" draw:layer="layout" svg:width="4.512cm" svg:height="2.82cm" svg:x="2.418cm" svg:y="6.126cm">
          <text:p text:style-name="P1"><text:span text:style-name="T1">DVD</text:span></text:p>
          <text:p text:style-name="P1"><text:span text:style-name="T1">funciona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2" xml:id="id22" draw:id="id22" draw:layer="layout" svg:width="3.989cm" svg:height="1.325cm" svg:x="21.155cm" svg:y="16.903cm">
          <text:p text:style-name="P1"><text:span text:style-name="T1">Funt</text:span><text:span text:style-name="T1">u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3" draw:layer="layout" svg:x1="6.93cm" svg:y1="2.373cm" svg:x2="9.146cm" svg:y2="2.373cm" draw:start-shape="id16" draw:start-glue-point="7" draw:end-shape="id17" svg:d="M6930 2373h2216" svg:viewBox="0 0 2217 1">
          <text:p text:style-name="P10"/>
          <text:p text:style-name="P10"/>
        </draw:connector>
        <draw:connector draw:style-name="gr3" draw:text-style-name="P3" draw:layer="layout" svg:x1="4.674cm" svg:y1="3.783cm" svg:x2="4.674cm" svg:y2="6.126cm" draw:start-shape="id16" draw:start-glue-point="6" draw:end-shape="id18" draw:end-glue-point="4" svg:d="M4674 3783v2343" svg:viewBox="0 0 1 2344">
          <text:p/>
        </draw:connector>
        <draw:connector draw:style-name="gr23" draw:text-style-name="P3" draw:layer="layout" svg:x1="13.658cm" svg:y1="2.373cm" svg:x2="26.092cm" svg:y2="2.374cm" draw:start-shape="id17" draw:start-glue-point="7" draw:end-shape="id19" draw:end-glue-point="6" svg:d="M13658 2373h6209v1h6225" svg:viewBox="0 0 12435 2">
          <text:p/>
        </draw:connector>
        <draw:custom-shape draw:style-name="gr24" draw:text-style-name="P5" xml:id="id20" draw:id="id20" draw:layer="layout" svg:width="4.512cm" svg:height="2.82cm" svg:x="17.323cm" svg:y="13.587cm">
          <text:p text:style-name="P4"><text:span text:style-name="T1">P</text:span><text:span text:style-name="T1">S</text:span><text:span text:style-name="T1">2 </text:span><text:span text:style-name="T1">a</text:span><text:span text:style-name="T1">c</text:span><text:span text:style-name="T1">ei</text:span><text:span text:style-name="T1">ta</text:span></text:p>
          <text:p text:style-name="P4"><text:span text:style-name="T1">F</text:span><text:span text:style-name="T1">M</text:span><text:span text:style-name="T1">C</text:span><text:span text:style-name="T1">B</text:span><text:span text:style-name="T1">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5" draw:text-style-name="P14" xml:id="id19" draw:id="id19" draw:layer="layout" svg:width="2.608cm" svg:height="2.607cm" svg:x="26.092cm" svg:y="1.07cm">
          <text:p text:style-name="P6">OP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4" draw:id="id24" draw:layer="measurelines" svg:width="3.988cm" svg:height="1.325cm" svg:x="21.155cm" svg:y="3.585cm">
          <text:p text:style-name="P1"><text:span text:style-name="T1">FreeDVDBoo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xml:id="id21" draw:id="id21" draw:layer="measurelines" svg:width="3.988cm" svg:height="1.325cm" svg:x="21.155cm" svg:y="11.083cm">
          <text:p text:style-name="P1"><text:span text:style-name="T1">FreeMCB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8" draw:layer="measurelines" svg:x1="21.835cm" svg:y1="14.997cm" svg:x2="23.149cm" svg:y2="12.408cm" draw:start-shape="id20" draw:start-glue-point="7" draw:end-shape="id21" draw:end-glue-point="2" svg:d="M21835 14997h1314v-2589" svg:viewBox="0 0 1315 2590">
          <text:p/>
        </draw:connector>
        <draw:connector draw:style-name="gr28" draw:text-style-name="P8" draw:layer="measurelines" svg:x1="19.579cm" svg:y1="16.407cm" svg:x2="21.155cm" svg:y2="17.565cm" draw:start-shape="id20" draw:start-glue-point="6" draw:end-shape="id22" draw:end-glue-point="3" svg:d="M19579 16407v1158h1576" svg:viewBox="0 0 1577 1159">
          <text:p/>
        </draw:connector>
        <draw:custom-shape draw:style-name="gr20" draw:text-style-name="P13" xml:id="id25" draw:id="id25" draw:layer="measurelines" svg:width="2.256cm" svg:height="2.005cm" svg:x="10.274cm" svg:y="5.195cm">
          <text:p text:style-name="P12"><text:span text:style-name="T3">Compre MC </text:span></text:p>
          <text:p text:style-name="P12"><text:span text:style-name="T3">com O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measurelines" svg:width="4.512cm" svg:height="2.82cm" svg:x="13.906cm" svg:y="2.837cm">
          <text:p text:style-name="P1"><text:span text:style-name="T1">DVD</text:span></text:p>
          <text:p text:style-name="P1"><text:span text:style-name="T1">funci</text:span><text:span text:style-name="T1">ona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9" draw:text-style-name="P8" draw:layer="measurelines" svg:x1="11.402cm" svg:y1="3.783cm" svg:x2="13.906cm" svg:y2="4.247cm" draw:start-shape="id17" draw:start-glue-point="6" draw:end-shape="id23" draw:end-glue-point="5" svg:d="M11402 3783v464h2504" svg:viewBox="0 0 2505 465">
          <text:p/>
        </draw:connector>
        <draw:connector draw:style-name="gr30" draw:text-style-name="P8" draw:layer="measurelines" svg:x1="18.418cm" svg:y1="4.247cm" svg:x2="21.155cm" svg:y2="4.247cm" draw:start-shape="id23" draw:start-glue-point="7" draw:end-shape="id24" draw:end-glue-point="3" svg:d="M18418 4247h2737" svg:viewBox="0 0 2738 1">
          <text:p/>
        </draw:connector>
        <draw:connector draw:style-name="gr31" draw:text-style-name="P8" draw:layer="measurelines" svg:x1="16.162cm" svg:y1="5.657cm" svg:x2="12.53cm" svg:y2="6.198cm" draw:start-shape="id23" draw:start-glue-point="6" draw:end-shape="id25" draw:end-glue-point="10" svg:d="M16162 5657v541h-3632" svg:viewBox="0 0 3633 542">
          <text:p/>
        </draw:connector>
        <draw:connector draw:style-name="gr32" draw:text-style-name="P8" draw:layer="measurelines" svg:x1="6.93cm" svg:y1="7.536cm" svg:x2="23.149cm" svg:y2="4.91cm" draw:start-shape="id18" draw:start-glue-point="7" draw:end-shape="id24" draw:end-glue-point="2" svg:d="M6930 7536h16219v-2626" svg:viewBox="0 0 16220 2627">
          <text:p/>
        </draw:connector>
        <draw:connector draw:style-name="gr33" draw:text-style-name="P8" draw:layer="measurelines" svg:x1="4.674cm" svg:y1="8.946cm" svg:x2="4.674cm" svg:y2="9.83cm" draw:start-shape="id18" draw:start-glue-point="6" draw:end-shape="id26" draw:end-glue-point="4" svg:d="M4674 8946v884" svg:viewBox="0 0 1 885">
          <text:p/>
        </draw:connector>
        <draw:connector draw:style-name="gr34" draw:text-style-name="P8" draw:layer="measurelines" svg:x1="13.658cm" svg:y1="9.24cm" svg:x2="21.155cm" svg:y2="9.24cm" draw:start-shape="id13" draw:start-glue-point="7" draw:end-shape="id27" svg:d="M13658 9240h7497" svg:viewBox="0 0 7498 1">
          <text:p/>
        </draw:connector>
        <draw:connector draw:style-name="gr35" draw:text-style-name="P8" draw:layer="measurelines" svg:x1="18.418cm" svg:y1="11.745cm" svg:x2="21.155cm" svg:y2="11.745cm" draw:start-shape="id14" draw:start-glue-point="7" draw:end-shape="id21" svg:d="M18418 11745h2737" svg:viewBox="0 0 2738 1">
          <text:p/>
        </draw:connector>
        <draw:connector draw:style-name="gr36" draw:text-style-name="P8" draw:layer="measurelines" svg:x1="6.93cm" svg:y1="11.24cm" svg:x2="9.146cm" svg:y2="9.24cm" draw:start-shape="id26" draw:start-glue-point="7" draw:end-shape="id13" draw:end-glue-point="5" svg:d="M6930 11240h1109v-2000h1107" svg:viewBox="0 0 2217 2001">
          <text:p/>
        </draw:connector>
        <draw:connector draw:style-name="gr37" draw:text-style-name="P8" draw:layer="measurelines" svg:x1="23.149cm" svg:y1="9.903cm" svg:x2="23.149cm" svg:y2="11.083cm" draw:start-shape="id27" draw:start-glue-point="2" draw:end-shape="id21" draw:end-glue-point="0" svg:d="M23149 9903v1180" svg:viewBox="0 0 1 1181">
          <text:p/>
        </draw:connector>
        <draw:connector draw:style-name="gr38" draw:text-style-name="P8" draw:layer="measurelines" svg:x1="6.93cm" svg:y1="14.997cm" svg:x2="17.323cm" svg:y2="14.997cm" draw:start-shape="id28" draw:start-glue-point="7" draw:end-shape="id20" draw:end-glue-point="5" svg:d="M6930 14997h10393" svg:viewBox="0 0 10394 1">
          <text:p/>
        </draw:connector>
        <draw:custom-shape draw:style-name="gr39" draw:text-style-name="P5" xml:id="id29" draw:id="id29" draw:layer="measurelines" svg:width="4.512cm" svg:height="2.82cm" svg:x="9.146cm" svg:y="15.602cm">
          <text:p text:style-name="P4"><text:span text:style-name="T1">P</text:span><text:span text:style-name="T1">S</text:span><text:span text:style-name="T1">2 </text:span><text:span text:style-name="T1">a</text:span><text:span text:style-name="T1">c</text:span><text:span text:style-name="T1">e</text:span><text:span text:style-name="T1">it</text:span><text:span text:style-name="T1">a</text:span></text:p>
          <text:p text:style-name="P4"><text:span text:style-name="T1">F</text:span><text:span text:style-name="T1">M</text:span><text:span text:style-name="T1">C</text:span><text:span text:style-name="T1">B</text:span><text:span text:style-name="T1">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0" draw:text-style-name="P8" draw:layer="measurelines" svg:x1="4.674cm" svg:y1="16.407cm" svg:x2="9.146cm" svg:y2="17.012cm" draw:start-shape="id28" draw:start-glue-point="6" draw:end-shape="id29" draw:end-glue-point="5" svg:d="M4674 16407v605h4472" svg:viewBox="0 0 4473 606">
          <text:p/>
        </draw:connector>
        <draw:connector draw:style-name="gr41" draw:text-style-name="P8" draw:layer="measurelines" svg:x1="11.402cm" svg:y1="18.422cm" svg:x2="5.802cm" svg:y2="19.005cm" draw:start-shape="id29" draw:start-glue-point="6" draw:end-shape="id30" draw:end-glue-point="10" svg:d="M11402 18422v583h-5600" svg:viewBox="0 0 5601 584">
          <text:p/>
        </draw:connector>
        <draw:custom-shape draw:style-name="gr20" draw:text-style-name="P13" xml:id="id31" draw:id="id31" draw:layer="measurelines" svg:width="2.256cm" svg:height="2.005cm" svg:x="15.034cm" svg:y="16.002cm">
          <text:p text:style-name="P12"><text:span text:style-name="T3">Co</text:span><text:span text:style-name="T3">mp</text:span><text:span text:style-name="T3">re </text:span><text:span text:style-name="T3">M</text:span><text:span text:style-name="T3">C </text:span></text:p>
          <text:p text:style-name="P12"><text:span text:style-name="T3">co</text:span><text:span text:style-name="T3">m </text:span><text:span text:style-name="T3">FM</text:span><text:span text:style-name="T3">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8" draw:layer="measurelines" svg:x1="13.658cm" svg:y1="17.012cm" svg:x2="15.034cm" svg:y2="17.005cm" draw:start-shape="id29" draw:start-glue-point="7" draw:end-shape="id31" draw:end-glue-point="6" svg:d="M13658 17012h689v-7h687" svg:viewBox="0 0 1377 8">
          <text:p/>
        </draw:connector>
        <draw:connector draw:style-name="gr43" draw:text-style-name="P8" draw:layer="measurelines" svg:x1="4.674cm" svg:y1="12.65cm" svg:x2="4.674cm" svg:y2="13.587cm" draw:start-shape="id26" draw:start-glue-point="6" draw:end-shape="id28" draw:end-glue-point="4" svg:d="M4674 12650v937" svg:viewBox="0 0 1 938">
          <text:p/>
        </draw:connector>
        <draw:connector draw:style-name="gr44" draw:text-style-name="P8" draw:layer="measurelines" draw:type="line" svg:x1="1.499cm" svg:y1="2.411cm" svg:x2="2.418cm" svg:y2="2.373cm" draw:end-shape="id16" draw:end-glue-point="5" svg:d="M1499 2411l919-38" svg:viewBox="0 0 920 39">
          <text:p/>
        </draw:connector>
        <draw:connector draw:style-name="gr45" draw:text-style-name="P8" draw:layer="measurelines" svg:x1="23.149cm" svg:y1="3.585cm" svg:x2="19.579cm" svg:y2="13.587cm" draw:start-shape="id24" draw:start-glue-point="0" draw:end-shape="id20" draw:end-glue-point="4" svg:d="M23149 3585v-502h-3570v10504" svg:viewBox="0 0 3571 10505">
          <text:p/>
        </draw:connector>
        <draw:connector draw:style-name="gr46" draw:text-style-name="P8" xml:id="id32" draw:id="id32" draw:layer="measurelines" svg:x1="25.143cm" svg:y1="11.745cm" svg:x2="27.396cm" svg:y2="3.677cm" draw:start-shape="id21" draw:start-glue-point="1" draw:end-shape="id19" draw:end-glue-point="8" svg:d="M25143 11745h2253v-8068" svg:viewBox="0 0 2254 8069">
          <text:p/>
        </draw:connector>
        <draw:connector draw:style-name="gr47" draw:text-style-name="P8" draw:layer="measurelines" svg:x1="25.144cm" svg:y1="17.565cm" svg:x2="27.396cm" svg:y2="11.745cm" draw:start-shape="id22" draw:start-glue-point="1" draw:end-shape="id32" draw:end-glue-point="0" svg:d="M25144 17565h2252v-5820" svg:viewBox="0 0 2253 5821">
          <text:p/>
        </draw:connector>
        <draw:connector draw:style-name="gr48" draw:text-style-name="P8" xml:id="id33" draw:id="id33" draw:layer="measurelines" svg:x1="25.143cm" svg:y1="4.247cm" svg:x2="26.474cm" svg:y2="3.296cm" draw:start-shape="id24" draw:start-glue-point="1" draw:end-shape="id19" draw:end-glue-point="7" svg:d="M25143 4247h1331v-951" svg:viewBox="0 0 1332 952">
          <text:p/>
        </draw:connector>
        <draw:connector draw:style-name="gr49" draw:text-style-name="P8" draw:layer="measurelines" svg:x1="25.143cm" svg:y1="9.24cm" svg:x2="26.474cm" svg:y2="4.247cm" draw:start-shape="id27" draw:start-glue-point="1" draw:end-shape="id33" draw:end-glue-point="0" svg:d="M25143 9240h1331v-4993" svg:viewBox="0 0 1332 4994">
          <text:p/>
        </draw:connector>
        <draw:frame draw:style-name="gr50" draw:text-style-name="P16" draw:layer="measurelines" svg:width="12.495cm" svg:height="1.126cm" svg:x="16.587cm" svg:y="19.274cm">
          <draw:text-box>
            <text:p><text:span text:style-name="T4">(cc) Fabricio Campos </text:span><text:span text:style-name="T4">Zuardi </text:span><text:span text:style-name="T3">2020 - </text:span><text:span text:style-name="T3">Creative </text:span><text:span text:style-name="T3">Commons Attribution </text:span><text:span text:style-name="T3">Share Alike 4.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3" draw:display-name="Arrowheads 103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6" draw:display-name="Arrowheads 116" svg:viewBox="0 0 20 20" svg:d="M0 20l10-20 10 20z"/>
    <draw:marker draw:name="Arrowheads_20_129" draw:display-name="Arrowheads 129" svg:viewBox="0 0 20 20" svg:d="M0 20l10-20 10 20z"/>
    <draw:marker draw:name="Arrowheads_20_131" draw:display-name="Arrowheads 131" svg:viewBox="0 0 20 20" svg:d="M0 20l10-20 10 20z"/>
    <draw:marker draw:name="Arrowheads_20_136" draw:display-name="Arrowheads 136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0" draw:display-name="Arrowheads 140" svg:viewBox="0 0 20 20" svg:d="M0 20l10-20 10 20z"/>
    <draw:marker draw:name="Arrowheads_20_143" draw:display-name="Arrowheads 143" svg:viewBox="0 0 20 20" svg:d="M0 20l10-20 10 20z"/>
    <draw:marker draw:name="Arrowheads_20_144" draw:display-name="Arrowheads 144" svg:viewBox="0 0 20 20" svg:d="M0 20l10-20 10 20z"/>
    <draw:marker draw:name="Arrowheads_20_145" draw:display-name="Arrowheads 145" svg:viewBox="0 0 20 20" svg:d="M0 20l10-20 10 20z"/>
    <draw:marker draw:name="Arrowheads_20_146" draw:display-name="Arrowheads 146" svg:viewBox="0 0 20 20" svg:d="M0 20l10-20 10 20z"/>
    <draw:marker draw:name="Arrowheads_20_147" draw:display-name="Arrowheads 147" svg:viewBox="0 0 20 20" svg:d="M0 20l10-20 10 20z"/>
    <draw:marker draw:name="Arrowheads_20_148" draw:display-name="Arrowheads 148" svg:viewBox="0 0 20 20" svg:d="M0 20l10-20 10 20z"/>
    <draw:marker draw:name="Arrowheads_20_149" draw:display-name="Arrowheads 149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marker draw:name="Arrowheads_20_152" draw:display-name="Arrowheads 152" svg:viewBox="0 0 20 20" svg:d="M0 20l10-20 10 20z"/>
    <draw:marker draw:name="Arrowheads_20_154" draw:display-name="Arrowheads 154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0" draw:display-name="Arrowheads 160" svg:viewBox="0 0 20 20" svg:d="M0 20l10-20 10 20z"/>
    <draw:marker draw:name="Arrowheads_20_162" draw:display-name="Arrowheads 162" svg:viewBox="0 0 20 20" svg:d="M0 20l10-20 10 20z"/>
    <draw:marker draw:name="Arrowheads_20_163" draw:display-name="Arrowheads 163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7" draw:display-name="Arrowheads 67" svg:viewBox="0 0 20 20" svg:d="M0 20l10-20 10 20z"/>
    <draw:marker draw:name="Arrowheads_20_8" draw:display-name="Arrowheads 8" svg:viewBox="0 0 20 20" svg:d="M0 20l10-20 10 20z"/>
    <draw:marker draw:name="Arrowheads_20_86" draw:display-name="Arrowheads 86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638cm" fo:min-width="1.38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3T12:05:23.189066155</meta:creation-date>
    <dc:date>2020-12-14T09:11:09.765995782</dc:date>
    <meta:editing-duration>PT8H11M42S</meta:editing-duration>
    <meta:editing-cycles>4</meta:editing-cycles>
    <meta:generator>LibreOffice/7.0.3.1$Linux_X86_64 LibreOffice_project/00$Build-1</meta:generator>
    <meta:document-statistic meta:object-count="72"/>
  </office:meta>
</office:document-meta>
</file>